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P2" style:parent-style-name="Paragraphedeliste" style:family="paragraph"/>
    <style:style style:name="T3" style:parent-style-name="Policepardéfaut" style:family="text">
      <style:text-properties style:font-name="Wingdings" style:font-name-asian="Wingdings" style:font-name-complex="Wingdings"/>
    </style:style>
    <style:style style:name="T4" style:parent-style-name="Policepardéfaut" style:family="text">
      <style:text-properties style:font-name="Wingdings" style:font-name-asian="Wingdings" style:font-name-complex="Wingdings"/>
    </style:style>
    <style:style style:name="T5" style:parent-style-name="Policepardéfaut" style:family="text">
      <style:text-properties style:font-name="Wingdings" style:font-name-asian="Wingdings" style:font-name-complex="Wingdings"/>
    </style:style>
    <style:style style:name="P6" style:parent-style-name="Paragraphedeliste" style:family="paragraph"/>
    <style:style style:name="P7" style:parent-style-name="Paragraphedeliste" style:family="paragraph"/>
    <style:style style:name="T8" style:parent-style-name="Policepardéfaut" style:family="text">
      <style:text-properties style:font-name-asian="Times New Roman"/>
    </style:style>
    <style:style style:name="P9" style:parent-style-name="Paragraphedeliste" style:family="paragraph">
      <style:text-properties fo:language="en" fo:country="US"/>
    </style:style>
    <style:style style:name="P10" style:parent-style-name="Titre3" style:family="paragraph">
      <style:text-properties fo:language="en" fo:country="US"/>
    </style:style>
    <style:style style:name="P11" style:parent-style-name="Paragraphedeliste" style:family="paragraph"/>
    <style:style style:name="P12" style:parent-style-name="Paragraphedeliste" style:family="paragraph"/>
    <style:style style:name="P13" style:parent-style-name="Paragraphedeliste" style:family="paragraph"/>
    <style:style style:name="P14" style:parent-style-name="Paragraphedeliste" style:family="paragraph"/>
    <style:style style:name="P15" style:parent-style-name="Paragraphedeliste" style:family="paragraph"/>
    <style:style style:name="P16" style:parent-style-name="Paragraphedeliste" style:family="paragraph"/>
    <style:style style:name="P17" style:parent-style-name="Paragraphedeliste" style:family="paragraph">
      <style:paragraph-properties fo:margin-left="1.9895in">
        <style:tab-stops/>
      </style:paragraph-properties>
    </style:style>
    <style:style style:name="P18" style:parent-style-name="Paragraphedeliste" style:family="paragraph"/>
    <style:style style:name="P19" style:parent-style-name="Paragraphedeliste" style:family="paragraph"/>
    <style:style style:name="P20" style:parent-style-name="Paragraphedeliste" style:family="paragraph"/>
    <style:style style:name="P21" style:parent-style-name="Paragraphedeliste" style:family="paragraph"/>
    <style:style style:name="P22" style:parent-style-name="Paragraphedeliste" style:family="paragraph"/>
    <style:style style:name="P23" style:parent-style-name="Paragraphedeliste" style:family="paragraph"/>
    <style:style style:name="P24" style:parent-style-name="Paragraphedeliste" style:family="paragraph"/>
    <style:style style:name="P25" style:parent-style-name="Paragraphedeliste" style:family="paragraph"/>
    <style:style style:name="P26" style:parent-style-name="Paragraphedeliste" style:family="paragraph"/>
    <style:style style:name="P27" style:parent-style-name="Paragraphedeliste" style:family="paragraph"/>
    <style:style style:name="P28" style:parent-style-name="Paragraphedeliste" style:family="paragraph"/>
    <style:style style:name="P29" style:parent-style-name="Normal" style:family="paragraph">
      <style:paragraph-properties fo:margin-left="0.9833in">
        <style:tab-stops/>
      </style:paragraph-properties>
    </style:style>
    <style:style style:family="graphic" style:name="a0">
      <style:graphic-properties style:vertical-pos="middle"/>
    </style:style>
  </office:automatic-styles>
  <office:body>
    <office:text text:use-soft-page-breaks="true">
      <text:h text:style-name="P1" text:outline-level="1">Base de programmation</text:h>
      <text:h text:style-name="Titre2" text:outline-level="2"><text:s text:c="3"/>Variables</text:h>
      <text:h text:style-name="Titre3" text:outline-level="3"><text:s text:c="6"/>Noms de variables et mots réservés :<text:s/></text:h>
      <text:list text:style-name="LFO1" text:continue-numbering="true">
        <text:list-item>
          <text:p text:style-name="P2">Séquence de lettres de (a<text:span text:style-name="T3"></text:span>z, A<text:span text:style-name="T4"></text:span>Z) et de chiffre (0<text:span text:style-name="T5"></text:span>9), commençant par une lettre<text:s/></text:p>
        </text:list-item>
        <text:list-item>
          <text:p text:style-name="P6">Pas d’accent, cédilles, espaces ou de caractères spéciaux sauf « _ »</text:p>
        </text:list-item>
        <text:list-item>
          <text:p text:style-name="P7">Majuscules et minuscules sont différentes ABC <draw:frame draw:style-name="a0" text:anchor-type="as-char" svg:x="0in" svg:y="0in" svg:width="0.11458in" svg:height="0.17708in" style:rel-width="scale" style:rel-height="scale"><draw:object xlink:href="Object 1/" xlink:type="simple" xlink:show="embed" xlink:actuate="onLoad"/></draw:frame><text:span text:style-name="T8"><text:s/>abc (convention utiliser des minuscules sauf pour la lisibilité ex : tableDesMetieres<text:s/></text:span></text:p>
        </text:list-item>
        <text:list-item>
          <text:p text:style-name="P9">Mots<text:s/>interdit: and, as, assert, break, class, continue, def, del, elif, else, except, False, finaly, for, from, global, if, import, in, is, lambda, None, nonlocal, not, or, pass, raise, return, True, try, while, with, yield</text:p>
        </text:list-item>
      </text:list>
      <text:h text:style-name="P10" text:outline-level="3"><text:s text:c="9"/>Affectation:<text:s/></text:h>
      <text:list text:style-name="LFO2" text:continue-numbering="true">
        <text:list-item>
          <text:p text:style-name="P11">Variables toujours à<text:s/>gauche et<text:s/>valeur a droite</text:p>
        </text:list-item>
        <text:list-item>
          <text:p text:style-name="P12">Différent type :<text:s/></text:p>
          <text:list text:continue-numbering="true">
            <text:list-item>
              <text:list>
                <text:list-item>
                  <text:p text:style-name="P13"><text:s/>float(nombre a virgule ex x = 7.78262),<text:s/></text:p>
                </text:list-item>
                <text:list-item>
                  <text:p text:style-name="P14">string<text:s/>( chaine de charactères x = « djdada »),</text:p>
                </text:list-item>
                <text:list-item>
                  <text:p text:style-name="P15"><text:s/>int (nombre entier ex x = 8),<text:s/></text:p>
                </text:list-item>
                <text:list-item>
                  <text:p text:style-name="P16">Bool<text:s/>( True ou False),</text:p>
                </text:list-item>
              </text:list>
            </text:list-item>
          </text:list>
        </text:list-item>
      </text:list>
      <text:p text:style-name="P17"/>
      <text:list text:style-name="LFO2" text:continue-numbering="true">
        <text:list-item>
          <text:p text:style-name="P18">Affectation multiples<text:s/>ex x = y = 7 (ordre : y=7 ensuite x=y) ou x,y = 2,3</text:p>
        </text:list-item>
        <text:list-item>
          <text:p text:style-name="P19"><text:s text:c="3"/>Priorité des opérations : Parenthèses –&gt; exposant –&gt; multiplication / division –&gt; addition/ soustraction (si<text:s/>plusieurs opérations<text:s/>de même priorité gauche a droite)</text:p>
        </text:list-item>
      </text:list>
      <text:h text:style-name="Titre2" text:outline-level="2"><text:s text:c="6"/>Contrôle de flux d’execution</text:h>
      <text:h text:style-name="Titre3" text:outline-level="3"><text:s text:c="9"/>Condition :<text:s/></text:h>
      <text:list text:style-name="LFO4" text:continue-numbering="true">
        <text:list-item>
          <text:p text:style-name="P20">If (« condition ») :</text:p>
        </text:list-item>
        <text:list-item>
          <text:p text:style-name="P21">Elif (« condition ») </text:p>
        </text:list-item>
        <text:list-item>
          <text:p text:style-name="P22">Else :<text:s/></text:p>
        </text:list-item>
      </text:list>
      <text:h text:style-name="Titre3" text:outline-level="3"><text:s text:c="9"/>Opérateurs de comparaison :<text:s/></text:h>
      <text:list text:style-name="LFO5" text:continue-numbering="true">
        <text:list-item>
          <text:p text:style-name="P23">x == y (x est égal à y)</text:p>
        </text:list-item>
        <text:list-item>
          <text:p text:style-name="P24">x != y (x est différent de y)</text:p>
        </text:list-item>
        <text:list-item>
          <text:p text:style-name="P25">x &gt; y (x est plus grand que y)</text:p>
        </text:list-item>
        <text:list-item>
          <text:p text:style-name="P26">x &lt; y ( x est plus petit que y)</text:p>
        </text:list-item>
        <text:list-item>
          <text:p text:style-name="P27">x &gt;= y x est plus grand que, ou égal à y)</text:p>
        </text:list-item>
        <text:list-item>
          <text:p text:style-name="P28">x &lt;= y x est plus petit que, ou égal à y)</text:p>
        </text:list-item>
      </text:list>
      <text:p text:style-name="P29"/>
      <text:p text:style-name="Normal"/>
      <text:p text:style-name="Normal"><text:tab/><text:tab/><text:tab/></text:p>
      <text:p text:style-name="Normal"/>
      <text:h text:style-name="Titre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ERRY Thibault</meta:initial-creator>
    <dc:creator>HERRY Thibault</dc:creator>
    <meta:creation-date>2022-12-10T15:04:00Z</meta:creation-date>
    <dc:date>2022-12-12T13:17:00Z</dc:date>
    <meta:template xlink:href="Normal.dotm" xlink:type="simple"/>
    <meta:editing-cycles>3</meta:editing-cycles>
    <meta:editing-duration>PT19740S</meta:editing-duration>
    <meta:document-statistic meta:page-count="1" meta:paragraph-count="2" meta:word-count="218" meta:character-count="1417" meta:row-count="10" meta:non-whitespace-character-count="1201"/>
  </office:meta>
</office:document-meta>
</file>

<file path=Object 1/content.xml><?xml version="1.0" encoding="utf-8"?>
<mml:math xmlns:mml="http://www.w3.org/1998/Math/MathML" xmlns:m="http://schemas.openxmlformats.org/officeDocument/2006/math">
  <mml:mo>≠</mml:mo>
</mml:math>
</file>